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7ee72"/>
    </style:style>
    <style:style style:name="P2" style:family="paragraph" style:parent-style-name="Standard">
      <style:paragraph-properties fo:text-align="justify" style:justify-single-word="false"/>
      <style:text-properties officeooo:paragraph-rsid="0011d8a3"/>
    </style:style>
    <style:style style:name="P3" style:family="paragraph" style:parent-style-name="Standard">
      <style:paragraph-properties fo:text-align="justify" style:justify-single-word="false"/>
      <style:text-properties officeooo:paragraph-rsid="001282db"/>
    </style:style>
    <style:style style:name="P4" style:family="paragraph" style:parent-style-name="Standard">
      <style:paragraph-properties fo:text-align="justify" style:justify-single-word="false"/>
      <style:text-properties officeooo:paragraph-rsid="00131332"/>
    </style:style>
    <style:style style:name="P5" style:family="paragraph" style:parent-style-name="Standard">
      <style:paragraph-properties fo:text-align="justify" style:justify-single-word="false"/>
      <style:text-properties officeooo:paragraph-rsid="0013eda9"/>
    </style:style>
    <style:style style:name="P6" style:family="paragraph" style:parent-style-name="Standard">
      <style:paragraph-properties fo:text-align="justify" style:justify-single-word="false"/>
      <style:text-properties officeooo:paragraph-rsid="0016eba7"/>
    </style:style>
    <style:style style:name="P7" style:family="paragraph" style:parent-style-name="Standard">
      <style:paragraph-properties fo:text-align="justify" style:justify-single-word="false"/>
      <style:text-properties officeooo:paragraph-rsid="0016ee67"/>
    </style:style>
    <style:style style:name="P8" style:family="paragraph" style:parent-style-name="Standard" style:master-page-name="Standard">
      <style:paragraph-properties fo:text-align="center" style:justify-single-word="false" style:page-number="auto"/>
      <style:text-properties style:font-name="Arial" fo:font-size="20pt" fo:font-weight="bold" officeooo:rsid="0011d8a3" officeooo:paragraph-rsid="0011d8a3" style:font-size-asian="20pt" style:font-weight-asian="bold" style:font-size-complex="20pt" style:font-weight-complex="bold"/>
    </style:style>
    <style:style style:name="P9" style:family="paragraph" style:parent-style-name="Standard">
      <style:paragraph-properties fo:text-align="center" style:justify-single-word="false"/>
      <style:text-properties officeooo:rsid="0011d8a3" officeooo:paragraph-rsid="0011d8a3"/>
    </style:style>
    <style:style style:name="P10" style:family="paragraph" style:parent-style-name="Standard">
      <style:paragraph-properties fo:text-align="start" style:justify-single-word="false"/>
      <style:text-properties officeooo:rsid="0011d8a3" officeooo:paragraph-rsid="0011d8a3"/>
    </style:style>
    <style:style style:name="P11" style:family="paragraph" style:parent-style-name="Standard">
      <style:paragraph-properties fo:text-align="justify" style:justify-single-word="false"/>
      <style:text-properties officeooo:rsid="0011d8a3" officeooo:paragraph-rsid="0011d8a3"/>
    </style:style>
    <style:style style:name="P12" style:family="paragraph" style:parent-style-name="Standard">
      <style:paragraph-properties fo:text-align="justify" style:justify-single-word="false"/>
      <style:text-properties officeooo:rsid="0011d8a3" officeooo:paragraph-rsid="00131332"/>
    </style:style>
    <style:style style:name="P13" style:family="paragraph" style:parent-style-name="Standard">
      <style:paragraph-properties fo:text-align="center" style:justify-single-word="false"/>
      <style:text-properties officeooo:rsid="0017ee72" officeooo:paragraph-rsid="0017ee72"/>
    </style:style>
    <style:style style:name="P14" style:family="paragraph" style:parent-style-name="Standard">
      <style:paragraph-properties fo:text-align="justify" style:justify-single-word="false"/>
      <style:text-properties officeooo:rsid="00131332" officeooo:paragraph-rsid="00131332"/>
    </style:style>
    <style:style style:name="P15" style:family="paragraph" style:parent-style-name="Standard">
      <style:paragraph-properties fo:text-align="justify" style:justify-single-word="false"/>
      <style:text-properties officeooo:rsid="00168667" officeooo:paragraph-rsid="0016eba7"/>
    </style:style>
    <style:style style:name="P16" style:family="paragraph" style:parent-style-name="Standard">
      <style:paragraph-properties fo:text-align="justify" style:justify-single-word="false"/>
      <style:text-properties officeooo:rsid="00168667" officeooo:paragraph-rsid="0015f43d"/>
    </style:style>
    <style:style style:name="P17" style:family="paragraph" style:parent-style-name="Standard">
      <style:paragraph-properties fo:text-align="justify" style:justify-single-word="false"/>
      <style:text-properties officeooo:rsid="0016eba7" officeooo:paragraph-rsid="0016eba7"/>
    </style:style>
    <style:style style:name="P18" style:family="paragraph" style:parent-style-name="Standard">
      <style:paragraph-properties fo:text-align="justify" style:justify-single-word="false"/>
      <style:text-properties officeooo:rsid="0016eba7" officeooo:paragraph-rsid="0016ee67"/>
    </style:style>
    <style:style style:name="P19" style:family="paragraph" style:parent-style-name="Text_20_body">
      <style:paragraph-properties fo:text-align="justify" style:justify-single-word="false"/>
      <style:text-properties officeooo:paragraph-rsid="00189598"/>
    </style:style>
    <style:style style:name="P20" style:family="paragraph" style:parent-style-name="Heading_20_1">
      <style:paragraph-properties fo:text-align="justify" style:justify-single-word="false"/>
    </style:style>
    <style:style style:name="P21" style:family="paragraph" style:parent-style-name="Heading_20_1">
      <style:paragraph-properties fo:text-align="justify" style:justify-single-word="false"/>
      <style:text-properties officeooo:rsid="0011d8a3"/>
    </style:style>
    <style:style style:name="P22" style:family="paragraph" style:parent-style-name="Heading_20_2">
      <style:paragraph-properties fo:text-align="justify" style:justify-single-word="false"/>
    </style:style>
    <style:style style:name="T1" style:family="text">
      <style:text-properties officeooo:rsid="0011d8a3"/>
    </style:style>
    <style:style style:name="T2" style:family="text">
      <style:text-properties officeooo:rsid="001282db"/>
    </style:style>
    <style:style style:name="T3" style:family="text">
      <style:text-properties fo:color="#000000" style:font-name="Consolas1" fo:font-size="12pt" fo:font-weight="bold" officeooo:rsid="001282db" style:font-size-asian="12pt" style:font-weight-asian="bold" style:font-size-complex="12pt" style:font-weight-complex="bold"/>
    </style:style>
    <style:style style:name="T4" style:family="text">
      <style:text-properties fo:color="#000000" style:font-name="Consolas" fo:font-size="12pt" fo:font-weight="bold" officeooo:rsid="001282db" style:font-size-asian="12pt" style:font-weight-asian="bold" style:font-size-complex="12pt" style:font-weight-complex="bold"/>
    </style:style>
    <style:style style:name="T5" style:family="text">
      <style:text-properties officeooo:rsid="00131332"/>
    </style:style>
    <style:style style:name="T6" style:family="text">
      <style:text-properties style:font-name="Consolas" fo:font-weight="bold" officeooo:rsid="00131332" style:font-weight-asian="bold" style:font-weight-complex="bold"/>
    </style:style>
    <style:style style:name="T7" style:family="text">
      <style:text-properties style:font-name="Consolas" fo:font-weight="bold" officeooo:rsid="0013be28" style:font-weight-asian="bold" style:font-weight-complex="bold"/>
    </style:style>
    <style:style style:name="T8" style:family="text">
      <style:text-properties style:font-name="Consolas" fo:font-weight="bold" officeooo:rsid="0013eda9" style:font-weight-asian="bold" style:font-weight-complex="bold"/>
    </style:style>
    <style:style style:name="T9" style:family="text">
      <style:text-properties style:font-name="Consolas" fo:font-weight="bold" officeooo:rsid="0016ee67" style:font-weight-asian="bold" style:font-weight-complex="bold"/>
    </style:style>
    <style:style style:name="T10" style:family="text">
      <style:text-properties style:font-name="Consolas" fo:font-weight="bold" officeooo:rsid="0015f43d" style:font-weight-asian="bold" style:font-weight-complex="bold"/>
    </style:style>
    <style:style style:name="T11" style:family="text">
      <style:text-properties officeooo:rsid="0013be28"/>
    </style:style>
    <style:style style:name="T12" style:family="text">
      <style:text-properties officeooo:rsid="0013eda9"/>
    </style:style>
    <style:style style:name="T13" style:family="text">
      <style:text-properties officeooo:rsid="0015f43d"/>
    </style:style>
    <style:style style:name="T14" style:family="text">
      <style:text-properties officeooo:rsid="00168667"/>
    </style:style>
    <style:style style:name="T15" style:family="text">
      <style:text-properties officeooo:rsid="0016eba7"/>
    </style:style>
    <style:style style:name="T16" style:family="text">
      <style:text-properties officeooo:rsid="0016ee67"/>
    </style:style>
    <style:style style:name="T17" style:family="text">
      <style:text-properties style:text-underline-style="solid" style:text-underline-width="auto" style:text-underline-color="font-color" fo:font-weight="bold" officeooo:rsid="0016ee67" style:font-weight-asian="bold" style:font-weight-complex="bold"/>
    </style:style>
    <style:style style:name="T18" style:family="text">
      <style:text-properties officeooo:rsid="0017ee72"/>
    </style:style>
    <style:style style:name="T19" style:family="text">
      <style:text-properties style:text-position="super 58%" officeooo:rsid="0017ee72"/>
    </style:style>
    <style:style style:name="T20" style:family="text">
      <style:text-properties officeooo:rsid="00189598"/>
    </style:style>
    <style:style style:name="T21" style:family="text">
      <style:text-properties officeooo:rsid="0019bd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ZooDB</text:p>
      <text:p text:style-name="P9"/>
      <text:p text:style-name="P9">Developers Manual</text:p>
      <text:p text:style-name="P9"/>
      <text:p text:style-name="P9">Tilmann Zäschke</text:p>
      <text:p text:style-name="P9"/>
      <text:p text:style-name="P13">ZooDB v0.4</text:p>
      <text:p text:style-name="P13"/>
      <text:p text:style-name="P1"><text:span text:style-name="T18">11</text:span><text:span text:style-name="T19">th</text:span><text:span text:style-name="T18"> June 2013</text:span></text:p>
      <text:p text:style-name="P9"/>
      <text:p text:style-name="P9"/>
      <text:p text:style-name="P10"/>
      <text:h text:style-name="P21" text:outline-level="1">Introduction</text:h>
      <text:p text:style-name="P11">This is the developers manual for ZooDB.</text:p>
      <text:p text:style-name="P11"/>
      <text:p text:style-name="P2"><text:span text:style-name="T1">Since ZooDB is based on the JDO 3.0 standard, the web is the best source for documentation, tutorials and examples. One starting point is here: </text:span><text:a xlink:type="simple" xlink:href="http://db.apache.org/jdo/"><text:span text:style-name="T1">http://db.apache.org/jdo/</text:span></text:a></text:p>
      <text:p text:style-name="P11"/>
      <text:p text:style-name="P3"><text:span text:style-name="T2">Other sources of documentation are the javadoc of the API and the tutorial in the source code in </text:span><text:span text:style-name="T4">example/org.zoodb.jdo.ex1</text:span><text:span text:style-name="T2">.</text:span></text:p>
      <text:p text:style-name="P11"/>
      <text:p text:style-name="P2"><text:span text:style-name="T1">This document covers only features that are deviate from the JDO standard </text:span><text:span text:style-name="T2">or that are not easily visible from the javadoc.</text:span></text:p>
      <text:p text:style-name="P11"/>
      <text:h text:style-name="P21" text:outline-level="1">Transparent Persistence</text:h>
      <text:p text:style-name="P14">JDO promotes the implementation of a bytecode enhancer that inserts activation methods into the persistent-capable application classes in order to make persistence transparent. ZooDB does not provide a bytecode enhancer, therefore such enhancement has to be done manually.</text:p>
      <text:p text:style-name="P14"/>
      <text:p text:style-name="P4"><text:span text:style-name="T5">In order to prepare a class for being stored in the database, it needs to be made 'persistence capable'. This is achieved by making the class a sub-class of </text:span><text:span text:style-name="T6">PersistenceCapableImpl</text:span><text:span text:style-name="T5"> or </text:span><text:span text:style-name="T6">ZooPCImpl</text:span><text:span text:style-name="T5">. While </text:span><text:span text:style-name="T6">PersistenceCapableImpl</text:span><text:span text:style-name="T5"> better supports the JDO standard, </text:span><text:span text:style-name="T6">ZooPCImpl</text:span><text:span text:style-name="T5"> consumes slightly less memory. Their functionality is equivalent.</text:span></text:p>
      <text:p text:style-name="P11"/>
      <text:p text:style-name="P5"><text:span text:style-name="T5">Transparent persistence means that object are automatically loaded from the database when required and automatically stored when their fields are updated. </text:span><text:span text:style-name="T11">To allow transparent loading, every object must call </text:span><text:span text:style-name="T7">activateRead()</text:span><text:span text:style-name="T11"> on itself before any fields are accessed. Similarly, when an object is updated, </text:span><text:span text:style-name="T7">activateWrite()</text:span><text:span text:style-name="T11"> must be called at least once to mark the object as dirty and store in in the database. </text:span><text:span text:style-name="T12">The </text:span><text:span text:style-name="T8">activateWrite()</text:span><text:span text:style-name="T12"> method internall calls </text:span><text:span text:style-name="T8">activateRead()</text:span><text:span text:style-name="T12">. Calling these methods several times within a transaction has no side effects, only the first call is executed. </text:span><text:span text:style-name="T11">The easiest policy is to call </text:span><text:span text:style-name="T7">activateRead()</text:span><text:span text:style-name="T11"> in all </text:span><text:span text:style-name="T12">public methods that use read-access to internal fields and </text:span><text:span text:style-name="T8">activateWrite()</text:span><text:span text:style-name="T12"> in all methods that update any class fields.</text:span></text:p>
      <text:p text:style-name="P12"/>
      <text:p text:style-name="P4"><text:span text:style-name="T5">An example of these enhancements in given in the mini-turorial in </text:span><text:span text:style-name="T3">example/org.zoodb.jdo.ex1</text:span><text:span text:style-name="T2"> .</text:span></text:p>
      <text:p text:style-name="P11"><text:soft-page-break/></text:p>
      <text:h text:style-name="P21" text:outline-level="1">Schema Evolution</text:h>
      <text:p text:style-name="P6"><text:span text:style-name="T13">Schema evolution is supported through the </text:span><text:span text:style-name="T10">ZooSchema</text:span><text:span text:style-name="T13"> class, which gives access to existing schemata but also allows constructing schemata at will for classes that do not exist in the current classpath. </text:span><text:span text:style-name="T14">Any schema can be change by adding, removing and renaming class fields. </text:span></text:p>
      <text:p text:style-name="P15"/>
      <text:p text:style-name="P6"><text:span text:style-name="T15">The API also allows creating, deleting and manipulating stored instances of any class </text:span><text:span text:style-name="T16">through handles (</text:span><text:span text:style-name="T9">ZooHandle</text:span><text:span text:style-name="T16">)</text:span><text:span text:style-name="T15">. </text:span><text:span text:style-name="T16">Manipulating instances through the schema API works similar to Java reflection and does not require the class of the instance to be available in the classpath. </text:span></text:p>
      <text:p text:style-name="P17"/>
      <text:p text:style-name="P7"><text:span text:style-name="T17">NOTE:</text:span><text:span text:style-name="T16"> It is possible to load stored instance through the schema API and through the JDO API at the same time. However this is dangerous because updates to the objects are not synchronized, meaning that an update through the schema API is not visible in the Java object until after the next </text:span><text:span text:style-name="T9">commit()</text:span><text:span text:style-name="T16">. In case both representations are updated within the same transaction, ZooDB will throw an exception during </text:span><text:span text:style-name="T9">commit()</text:span><text:span text:style-name="T16">.</text:span></text:p>
      <text:p text:style-name="P18"/>
      <text:p text:style-name="P7"><text:span text:style-name="T17">NOTE:</text:span><text:span text:style-name="T16"> It is not a good idea to change the schema or instances of ZooDB system classes such as </text:span><text:span text:style-name="T9">ZooClassDef</text:span><text:span text:style-name="T16">.</text:span></text:p>
      <text:p text:style-name="P16"/>
      <text:h text:style-name="P20" text:outline-level="1"><text:span text:style-name="T20">Administrati</text:span><text:span text:style-name="T21">ve</text:span><text:span text:style-name="T20"> Tools</text:span></text:h>
      <text:h text:style-name="P22" text:outline-level="2"><text:span text:style-name="T20">ZooCheckDb</text:span></text:h>
      <text:p text:style-name="P19"><text:span text:style-name="T20">This tool gives a generla overview over the content of a database in terms of how many pages are used fo storing object, indices and so on.</text:span></text:p>
      <text:h text:style-name="P22" text:outline-level="2"><text:span text:style-name="T20">ZooCompareDb</text:span></text:h>
      <text:p text:style-name="P19"><text:span text:style-name="T20">This tools allows comparing two databases. It first compares the schema of the databases and for every matching schema it compares all instances. Every difference is report.</text:span></text:p>
      <text:h text:style-name="P22" text:outline-level="2"><text:span text:style-name="T20">ZooXmlExport &amp; ZooXmlImport</text:span></text:h>
      <text:p text:style-name="P19"><text:span text:style-name="T20">These tools allow moving data from one database to another. Copying databases is usually fatser using the standard file-copy operations of the operating system. </text:span></text:p>
      <text:p text:style-name="P19"><text:span text:style-name="T20">The purpose of these tools is to allow migration of data between databases of different ZooDB versions. For example data can be exported from a ZooDB v0.3 database and imported into a ZooDB v0.4 database.</text:span></text:p>
      <text:p text:style-name="P19"><text:span text:style-name="T20">The file format is basically XML, however the field values of the instances are binary strings represented as hexadecimal values. Furthermore the stored class schema and the way that attributes are named is not in full concordance with the intention of the XML standard.</text:span></text:p>
      <text:p text:style-name="P19"><text:span text:style-name="T20"/></text:p>
      <text:p text:style-name="P19"><text:span text:style-name="T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2M38S</meta:editing-duration>
    <meta:editing-cycles>16</meta:editing-cycles>
    <meta:generator>LibreOffice/4.0.3.3$Windows_x86 LibreOffice_project/0eaa50a932c8f2199a615e1eb30f7ac74279539</meta:generator>
    <dc:date>2013-06-11T16:05:44.31</dc:date>
    <meta:document-statistic meta:table-count="0" meta:image-count="0" meta:object-count="0" meta:page-count="2" meta:paragraph-count="29" meta:word-count="646" meta:character-count="4109" meta:non-whitespace-character-count="3496"/>
    <meta:user-defined meta:name="Info 1"/>
    <meta:user-defined meta:name="Info 2"/>
    <meta:user-defined meta:name="Info 3"/>
    <meta:user-defined meta:name="Info 4"/>
  </office:meta>
</office:document-meta>
</file>